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ad.loadProjectFile( ActionEvent e , File f , boolean merg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Load.doAction( ActionEv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oad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.insertLoadedTree( int id , HashTree tree , boolean merg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Load.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ad.insertLoadedTree( int id , HashTree tre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